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Unistra Symbol" svg:font-family="'Unistra Symbol'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List_20_Paragraph" style:list-style-name="WWNum8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ditions générales d’utilisation d’eplouribousse</text:p>
      <text:p text:style-name="P5">Dernière mise à jour : 28 octobre 2022</text:p>
      <text:p text:style-name="P5"/>
      <text:p text:style-name="Standard"/>
      <text:list xml:id="list1065613216" text:style-name="WWNum8">
        <text:list-item>
          <text:p text:style-name="P6">Domaine d’application : Les présentes conditions générales s’appliquent au site internet <text:a xlink:type="simple" xlink:href="https://sbu-eplouribousse.unistra.fr/" text:style-name="Internet_20_link" text:visited-style-name="Visited_20_Internet_20_Link"><text:span text:style-name="Internet_20_link">https://sbu-eplouribousse.unistra.fr</text:span></text:a></text:p>
        </text:list-item>
      </text:list>
      <text:p text:style-name="P1"/>
      <text:list xml:id="list123015874942509" text:continue-numbering="true" text:style-name="WWNum8">
        <text:list-item>
          <text:p text:style-name="P6">Objet </text:p>
          <text:p text:style-name="P6"/>
          <text:list>
            <text:list-item>
              <text:p text:style-name="P6">eplouribousse est une application web offrant un cadre de travail pratique et sécurisé destiné à faciliter le dédoublonnement des revues au format papier (ou de toute autre collection d’objets, cf. ci-dessous)</text:p>
              <text:p text:style-name="P6"/>
            </text:list-item>
            <text:list-item>
              <text:p text:style-name="P6">L’application eplouribousse propose une méthode de dédoublonnement des revues au format papier (ou de toute autre collection à laquelle une telle méthode pourrait être appliquée en adaptant le lexique au type d’objet considéré)</text:p>
            </text:list-item>
          </text:list>
        </text:list-item>
      </text:list>
      <text:p text:style-name="P2"/>
      <text:list xml:id="list123016474262369" text:continue-numbering="true" text:style-name="WWNum8">
        <text:list-item>
          <text:p text:style-name="P6">Responsabilité : Elles découlent du type de licence sous laquelle le logiciel est livré (BSD 3-Clause Clear License) : En gros et en bref, aucune responsabilité n’est engagée de la part de la partie mettant le site à disposition des utilisateurs, sauf celles relevant des règles de confidentialité.</text:p>
        </text:list-item>
      </text:list>
      <text:p text:style-name="P1"/>
      <text:list xml:id="list123015919831828" text:continue-numbering="true" text:style-name="WWNum8">
        <text:list-item>
          <text:p text:style-name="P6">Utilisation : Elle suppose que l’utilisateur a consenti aux présentes conditions d’utilisation ; celles-ci incluent le consentement aux <text:a xlink:type="simple" xlink:href="file:///home/ladmin/moncode/blue/mysite/static/doc/confidentialite.pdf" text:style-name="Internet_20_link" text:visited-style-name="Visited_20_Internet_20_Link">règles de confidentialité du site</text:a>.</text:p>
        </text:list-item>
      </text:list>
      <text:p text:style-name="P3"/>
      <text:list xml:id="list123015780287411" text:continue-numbering="true" text:style-name="WWNum8">
        <text:list-item>
          <text:p text:style-name="P6">Durée de maintien du site : L’hébergeur du site met bénévolement le site à disposition des utilisateurs dans un esprit de service public ; il s’efforcera de le maintenir sans engagement de responsabilité. Le service peut être arrêté provisoirement ou définitivement à tout moment sans préavis et sans justification. En cas d’arrêt définitif et dans la mesure où il en dispose encore, l’hébergeur s’engage à restituer aux utilisateurs l’ensemble des données fournies y compris en cours d’utilisation du site et à en effacer ensuite toute trace sur le serveur.</text:p>
        </text:list-item>
      </text:list>
      <text:p text:style-name="P1"/>
      <text:list xml:id="list123016709889377" text:continue-numbering="true" text:style-name="WWNum8">
        <text:list-item>
          <text:p text:style-name="P6">Désaccords éventuels : Compte tenu des restrictions de responsabilité, il ne saurait être question de recours à une quelconque instance juridictionnelle sauf en cas <text:bookmark text:name="_GoBack"/>d’infraction aux règles de confidentialité. Les désaccords éventuels se règleront à l’amiable directement entre l’utilisateur (personne morale ou <text:soft-page-break/>physique) et le responsable du site (voir <text:a xlink:type="simple" xlink:href="file:///home/ladmin/moncode/blue/mysite/static/doc/confidentialite.pdf" text:style-name="Internet_20_link" text:visited-style-name="Visited_20_Internet_20_Link">règles de confidentialité</text:a>). En cas de désaccord persistant et qui, compte tenu des restrictions précédentes, ne devraient concerner que les règles de confidentialité, on se référera aux recours prévus dans celles-ci.</text:p>
        </text:list-item>
      </text:list>
      <text:p text:style-name="P1"/>
      <text:p text:style-name="P1">(Fi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Unistra Symbol" svg:font-family="'Unistra Symbol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line-height="108%" fo:text-align="start" style:justify-single-word="false" fo:orphans="2" fo:widows="2" style:writing-mode="lr-tb"/>
      <style:text-properties fo:font-size="12pt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with-next="always"/>
      <style:text-properties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with-next="always"/>
      <style:text-properties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76cm" fo:margin-bottom="0cm" style:contextual-spacing="false" fo:keep-with-next="always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76cm" fo:margin-bottom="0cm" style:contextual-spacing="false" fo:keep-with-next="always"/>
      <style:text-properties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loext:linked-style-name="Titre_20_5_20_Car" style:default-outline-level="5" style:list-style-name="" style:class="text">
      <style:paragraph-properties fo:margin-top="0.071cm" fo:margin-bottom="0cm" style:contextual-spacing="false"/>
      <style:text-properties fo:font-style="normal" style:font-style-asian="normal"/>
    </style:style>
    <style:style style:name="List_20_Bullet" style:display-name="List Bullet" style:family="paragraph" style:parent-style-name="Standard" style:list-style-name="WWNum7">
      <style:paragraph-properties fo:margin-left="0cm" fo:margin-right="0cm" fo:text-indent="0cm" style:auto-text-indent="false">
        <style:tab-stops/>
      </style:paragraph-properties>
    </style:style>
    <style:style style:name="List_20_Bullet_20_2" style:display-name="List Bullet 2" style:family="paragraph" style:parent-style-name="Standard" style:list-style-name="WWNum4">
      <style:paragraph-properties fo:margin-left="0cm" fo:margin-right="0cm" fo:margin-top="0.106cm" fo:margin-bottom="0.106cm" style:contextual-spacing="true" fo:text-indent="-0.501cm" style:auto-text-indent="false"/>
    </style:style>
    <style:style style:name="List_20_Bullet_20_3" style:display-name="List Bullet 3" style:family="paragraph" style:parent-style-name="Standard" style:list-style-name="WWNum5">
      <style:paragraph-properties fo:margin-left="0cm" fo:margin-right="0cm" fo:margin-top="0.106cm" fo:margin-bottom="0.106cm" style:contextual-spacing="true" fo:text-indent="-0.503cm" style:auto-text-indent="false"/>
    </style:style>
    <style:style style:name="List_20_Number_20_2" style:display-name="List Number 2" style:family="paragraph" style:parent-style-name="Standard" style:list-style-name="WWNum2">
      <style:paragraph-properties fo:margin-top="0.106cm" fo:margin-bottom="0.106cm" style:contextual-spacing="true"/>
    </style:style>
    <style:style style:name="List_20_Number" style:display-name="List Number" style:family="paragraph" style:parent-style-name="Standard" style:list-style-name="WWNum1">
      <style:paragraph-properties fo:margin-left="0.63cm" fo:margin-right="0cm" fo:margin-top="0.106cm" fo:margin-bottom="0.106cm" style:contextual-spacing="true" fo:text-indent="-0.63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style:letter-kerning="tru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2pt" fo:font-style="italic" style:letter-kerning="true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Unistra_5f_symbol" style:display-name="Unistra_symbol" style:family="text">
      <style:text-properties style:font-name="Unistra Symbol" fo:font-family="'Unistra Symbol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fo:font-family="'Courier New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SSOT Georges</meta:initial-creator>
    <meta:editing-cycles>15</meta:editing-cycles>
    <meta:creation-date>2022-10-28T06:21:00</meta:creation-date>
    <dc:date>2022-10-28T12:29:55.783898289</dc:date>
    <meta:editing-duration>PT1H14M58S</meta:editing-duration>
    <meta:generator>LibreOffice/7.3.6.2$Linux_X86_64 LibreOffice_project/30$Build-2</meta:generator>
    <meta:document-statistic meta:table-count="0" meta:image-count="0" meta:object-count="0" meta:page-count="2" meta:paragraph-count="11" meta:word-count="338" meta:character-count="2271" meta:non-whitespace-character-count="1951"/>
    <meta:user-defined meta:name="AppVersion">16.0000</meta:user-defined>
    <meta:user-defined meta:name="Company">Université de Strasbourg</meta:user-defined>
    <meta:template xlink:type="simple" xlink:actuate="onRequest" xlink:title="Normal.dotm" xlink:href=""/>
  </office:meta>
</office:document-meta>
</file>